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office:forms form:automatic-focus="false" form:apply-design-mode="false"/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office:forms form:automatic-focus="false" form:apply-design-mode="false"/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office:forms form:automatic-focus="false" form:apply-design-mode="false"/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office:forms form:automatic-focus="false" form:apply-design-mode="false"/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113.88mm" svg:y="300.42mm">
            <loext:p draw:notify-on-update-of-ranges="dataset.P73:dataset.P73 dataset.P74:dataset.P75 dataset.Q73:dataset.Q73 dataset.Q74:dataset.Q75 dataset.R73:dataset.R73 dataset.R74:dataset.R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53.82mm" svg:y="382.96mm">
            <loext:p draw:notify-on-update-of-ranges="dataset.P67:dataset.P67 dataset.P68:dataset.P69 dataset.Q67:dataset.Q67 dataset.Q68:dataset.Q69 dataset.R67:dataset.R67 dataset.R68:dataset.R6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12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protopur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TEB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style-name="ce13" office:value-type="string" calcext:value-type="string" table:number-columns-spanned="4" table:number-rows-spanned="1">
            <text:p>tamanho médio</text:p>
          </table:table-cell>
          <table:covered-table-cell table:number-columns-repeated="3" table:style-name="ce14"/>
          <table:table-cell table:style-name="ce9" table:formula="of:=AVERAGE([.T2:.T61])" office:value-type="float" office:value="821.772727272727" calcext:value-type="float">
            <text:p>822</text:p>
          </table:table-cell>
        </table:table-row>
        <table:table-row table:style-name="ro1">
          <table:table-cell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evolution+servicing</text:p>
          </table:table-cell>
          <table:table-cell table:number-columns-repeated="4"/>
        </table:table-row>
      </table:table>
      <table:table table:name="dataset-by-year" table:style-name="ta1">
        <office:forms form:automatic-focus="false" form:apply-design-mode="false"/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4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4" office:value-type="string" calcext:value-type="string">
            <text:p>releases</text:p>
          </table:table-cell>
          <table:table-cell table:style-name="ce14" office:value-type="string" calcext:value-type="string">
            <text:p>mentions</text:p>
          </table:table-cell>
          <table:table-cell table:style-name="ce14" office:value-type="string" calcext:value-type="string">
            <text:p>cite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0" table:default-cell-style-name="Default"/>
        <table:table-column table:style-name="co47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Default"/>
        <table:table-column table:style-name="co19" table:number-columns-repeated="14" table:default-cell-style-name="Default"/>
        <table:table-column table:style-name="co18" table:number-columns-repeated="4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1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5:28:54.45646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9:07:33.748821657</dc:date>
    <meta:editing-duration>PT9H29M52S</meta:editing-duration>
    <meta:editing-cycles>55</meta:editing-cycles>
    <meta:generator>LibreOffice/5.4.1.2.0$Linux_X86_64 LibreOffice_project/40m0$Build-2</meta:generator>
    <meta:document-statistic meta:table-count="9" meta:cell-count="321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3:dataset.R75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modules.A2:modules.A23 modules.T1:modules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modules.A2:modules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ules.T2:modules.T23" chart:label-cell-address="modules.T1:modules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6</text:p>
                <draw:g>
                  <svg:desc>dataset.A2:dataset.A61</svg:desc>
                </draw:g>
              </table:table-cell>
              <table:table-cell office:value-type="float" office:value="3">
                <text:p>3</text:p>
                <draw:g>
                  <svg:desc>dataset.F2:dataset.F61</svg:desc>
                </draw:g>
              </table:table-cell>
              <table:table-cell office:value-type="float" office:value="2">
                <text:p>2</text:p>
                <draw:g>
                  <svg:desc>dataset.G2:dataset.G61</svg:desc>
                </draw:g>
              </table:table-cell>
              <table:table-cell office:value-type="float" office:value="2">
                <text:p>2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dataset-by-year_2'.A2:'dataset-by-year_2'.B18 'dataset-by-year_2'.A1:'dataset-by-year_2'.B1 'dataset-by-year_2'.D1:'dataset-by-year_2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8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dataset-by-year_2'.A2:'dataset-by-year_2'.A18 'dataset-by-year_2'.E1:'dataset-by-year_2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9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10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dataset-by-year_2'.E1:'dataset-by-year_2'.E1</svg:desc>
                </draw:g>
              </table:table-cell>
              <table:table-cell office:value-type="string">
                <text:p>Menções Usa</text:p>
                <draw:g>
                  <svg:desc>'dataset-by-year_2'.F1:'dataset-by-year_2'.F1</svg:desc>
                </draw:g>
              </table:table-cell>
              <table:table-cell office:value-type="string">
                <text:p>Menções 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3.418cm" svg:y="1.174cm" style:legend-expansion="wide" chart:style-name="ch3"/>
        <chart:plot-area chart:style-name="ch4" table:cell-range-address="'dataset-by-year_13'.A2:'dataset-by-year_13'.A18 'dataset-by-year_13'.P1:'dataset-by-year_13'.Q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set-by-year_13'.P2:'dataset-by-year_13'.P18" chart:label-cell-address="'dataset-by-year_13'.P1:'dataset-by-year_13'.P1" chart:class="chart:line">
            <chart:regression-curve chart:style-name="ch9"/>
            <chart:data-point chart:repeated="17"/>
          </chart:series>
          <chart:series chart:style-name="ch10" chart:values-cell-range-address="'dataset-by-year_13'.Q2:'dataset-by-year_13'.Q18" chart:label-cell-address="'dataset-by-year_13'.Q1:'dataset-by-year_13'.Q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058cm" style:legend-expansion="high" chart:style-name="ch2"/>
        <chart:plot-area chart:style-name="ch3" table:cell-range-address="dataset.P67:dataset.R69" chart:data-source-has-labels="both" svg:x="0.32cm" svg:y="0.18cm" svg:width="13.203cm" svg:height="8.64cm">
          <chartooo:coordinate-region svg:x="4.037cm" svg:y="0.18cm" svg:width="8.81cm" svg:height="8.099cm"/>
          <chart:axis chart:dimension="x" chart:name="primary-x" chart:style-name="ch4" chartooo:axis-type="auto">
            <chartooo:date-scale/>
            <chart:categories table:cell-range-address="dataset.P68:dataset.P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Q68:dataset.Q69" chart:label-cell-address="dataset.Q67:dataset.Q67" chart:class="chart:bar">
            <chart:data-point chart:repeated="2"/>
          </chart:series>
          <chart:series chart:style-name="ch8" chart:values-cell-range-address="dataset.R68:dataset.R69" chart:label-cell-address="dataset.R67:dataset.R6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dataset.Q67:dataset.Q67</svg:desc>
                </draw:g>
              </table:table-cell>
              <table:table-cell office:value-type="string">
                <text:p>menções</text:p>
                <draw:g>
                  <svg:desc>dataset.R67:dataset.R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ndo licenças livres</text:p>
                <draw:g>
                  <svg:desc>dataset.P68:dataset.P69</svg:desc>
                </draw:g>
              </table:table-cell>
              <table:table-cell office:value-type="float" office:value="22">
                <text:p>22</text:p>
                <draw:g>
                  <svg:desc>dataset.Q68:dataset.Q69</svg:desc>
                </draw:g>
              </table:table-cell>
              <table:table-cell office:value-type="float" office:value="228">
                <text:p>228</text:p>
                <draw:g>
                  <svg:desc>dataset.R68:dataset.R69</svg:desc>
                </draw:g>
              </table:table-cell>
            </table:table-row>
            <table:table-row>
              <table:table-cell office:value-type="string">
                <text:p>sem licença (não-livre)</text:p>
              </table:table-cell>
              <table:table-cell office:value-type="float" office:value="38">
                <text:p>38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7cm" svg:y="0.322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31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4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1:summary.I4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